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ode">
      <style:text-properties fo:font-style="normal" style:font-style-asian="normal" style:font-style-complex="normal"/>
    </style:style>
    <style:style style:name="P2" style:family="paragraph" style:parent-style-name="Chapter_20_Number" style:master-page-name="Standard"/>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parent-style-name="Code_20_Inline">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number:number-style style:name="N0">
      <number:number number:min-integer-digits="1"/>
    </number:number-style>
    <number:number-style style:name="N106">
      <number:number number:decimal-places="0" number:min-integer-digits="2"/>
    </number:number-style>
  </office:automatic-styles>
  <office:body>
    <office:text>
      <text:tracked-changes>
        <text:changed-region text:id="ct1243970408">
          <text:insertion>
            <office:change-info>
              <dc:creator>Ray Lischner</dc:creator>
              <dc:date>2006-09-20T14:42:00</dc:date>
            </office:change-info>
          </text:insertion>
        </text:changed-region>
        <text:changed-region text:id="ct1243968952">
          <text:deletion>
            <office:change-info>
              <dc:creator>Ray Lischner</dc:creator>
              <dc:date>2006-09-20T14:42:00</dc:date>
            </office:change-info>
            <text:p text:style-name="Body_20_Text_20_First">clar</text:p>
          </text:deletion>
        </text:changed-region>
        <text:changed-region text:id="ct1243971080">
          <text:insertion>
            <office:change-info>
              <dc:creator>Ray Lischner</dc:creator>
              <dc:date>2006-09-20T14:42:00</dc:date>
            </office:change-info>
          </text:insertion>
        </text:changed-region>
        <text:changed-region text:id="ct1233381692">
          <text:deletion>
            <office:change-info>
              <dc:creator>Matthew Moodie</dc:creator>
              <dc:date>2006-08-25T13:00:00</dc:date>
            </office:change-info>
            <text:p text:style-name="Body_20_Text">it</text:p>
          </text:deletion>
        </text:changed-region>
        <text:changed-region text:id="ct1233381468">
          <text:insertion>
            <office:change-info>
              <dc:creator>Ray Lischner</dc:creator>
              <dc:date>2006-09-15T13:11:00</dc:date>
            </office:change-info>
          </text:insertion>
        </text:changed-region>
        <text:changed-region text:id="ct1233381580">
          <text:insertion>
            <office:change-info>
              <dc:creator>Ray Lischner</dc:creator>
              <dc:date>2006-09-15T13:12:00</dc:date>
            </office:change-info>
          </text:insertion>
        </text:changed-region>
        <text:changed-region text:id="ct1233382924">
          <text:insertion>
            <office:change-info>
              <dc:creator>Ray Lischner</dc:creator>
              <dc:date>2006-09-15T13:13:00</dc:date>
            </office:change-info>
          </text:insertion>
        </text:changed-region>
        <text:changed-region text:id="ct1233383036">
          <text:insertion>
            <office:change-info>
              <dc:creator>Ray Lischner</dc:creator>
              <dc:date>2006-09-15T13:14:00</dc:date>
            </office:change-info>
          </text:insertion>
        </text:changed-region>
        <text:changed-region text:id="ct1233381244">
          <text:insertion>
            <office:change-info>
              <dc:creator>Ray Lischner</dc:creator>
              <dc:date>2006-09-15T13:15:00</dc:date>
            </office:change-info>
          </text:insertion>
        </text:changed-region>
        <text:changed-region text:id="ct1233382700">
          <text:deletion>
            <office:change-info>
              <dc:creator>Ray Lischner</dc:creator>
              <dc:date>2006-09-15T13:16:00</dc:date>
            </office:change-info>
            <text:p text:style-name="Body_20_Text_20_Cont">Add the following line after successfully opening the file, but before writing anything to it:</text:p>
            <text:p text:style-name="Code_20_Single">out.exceptions(out.failbit);</text:p>
            <text:p text:style-name="Body_20_Text_20_Cont">I’m not going to explain this statement just yet. Let it suffice that this statement tells <text:span text:style-name="Code_20_Inline">out</text:span> to terminate the program if anything goes wrong with the output stream</text:p>
          </text:deletion>
        </text:changed-region>
        <text:changed-region text:id="ct1233382812">
          <text:deletion>
            <office:change-info>
              <dc:creator>Ray Lischner</dc:creator>
              <dc:date>2006-09-15T13:16:00</dc:date>
            </office:change-info>
            <text:p text:style-name="Body_20_Text_20_Cont">. You could explicitly test the state of the output stream in an <text:span text:style-name="Code_20_Inline">if</text:span> statement, but that is cumbersome to do for every output operation. Instead, this magic statement directs the stream to check its state after every output operation, including after the call to <text:span text:style-name="Code_20_Inline">out.close()</text:span></text:p>
          </text:deletion>
        </text:changed-region>
        <text:changed-region text:id="ct1233383260">
          <text:deletion>
            <office:change-info>
              <dc:creator>Ray Lischner</dc:creator>
              <dc:date>2006-09-15T13:17:00</dc:date>
            </office:change-info>
            <text:p text:style-name="Body_20_Text_20_Cont"><text:s/>If you omit the call to <text:span text:style-name="Code_20_Inline">close</text:span>, you also omit the opportunity to check for errors. Without the explicit call to <text:span text:style-name="Code_20_Inline">close</text:span>, the file would still be closed when the <text:span text:style-name="Code_20_Inline">out</text:span> object is destroyed, but all errors would silently disappear, and the user would never be the wiser.</text:p>
          </text:deletion>
        </text:changed-region>
        <text:changed-region text:id="ct1241307136">
          <text:deletion>
            <office:change-info>
              <dc:creator>Ray Lischner</dc:creator>
              <dc:date>2006-09-15T13:18:00</dc:date>
            </office:change-info>
            <text:p text:style-name="P1"><text:s text:c="6"/>out.exceptions(out.failbit);</text:p>
            <text:p text:style-name="Code"/>
          </text:deletion>
        </text:changed-region>
        <text:changed-region text:id="ct1241305232">
          <text:insertion>
            <office:change-info>
              <dc:creator>Ray Lischner</dc:creator>
              <dc:date>2006-09-15T13:18:00</dc:date>
            </office:change-info>
          </text:insertion>
        </text:changed-region>
        <text:changed-region text:id="ct1241305120">
          <text:deletion>
            <office:change-info>
              <dc:creator>Ray Lischner</dc:creator>
              <dc:date>2006-09-15T13:18:00</dc:date>
            </office:change-info>
            <text:p text:style-name="Body_20_Text_20_Cont">As you can tell, b</text:p>
          </text:deletion>
        </text:changed-region>
        <text:changed-region text:id="ct1241305344">
          <text:insertion>
            <office:change-info>
              <dc:creator>Ray Lischner</dc:creator>
              <dc:date>2006-09-15T13:18: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variable-set text:name="comment" text:display="none" text:formula="ooow:0" office:value-type="float" office:value="0" style:data-style-name="N0"/>Exploration <text:variable-set text:name="chapter" office:value-type="float" office:value="13" style:data-style-name="N0">13</text:variable-set></text:p>
      <text:p text:style-name="Chapter_20_Title">Introduction to File I/O</text:p>
      <text:p text:style-name="Body_20_Text_20_First">Reading from standard input and writing to standard output works fine for many trivial programs, and it is a standard idiom for UNIX and related operating systems. Nonetheless, real programs must be able to open named files for reading, writing, or both. This explorations introduces the basics of file I/O. Later explorations will tackle more sophisticated file I/O issues.</text:p>
      <text:p text:style-name="Heading_20_1">Reading Files</text:p>
      <text:p text:style-name="Body_20_Text_20_First">The most common file-related task in these early explorations is to read from a file instead of from the standard input stream. Mostly, this saves a lot of tedious typing. Some IDEs make it hard to redirect input and output, so it’s easier to read from a file and sometimes write to a file. Listing <text:variable-get text:name="chapter" office:value-type="float" style:data-style-name="N0">13</text:variable-get>-<text:reference-ref text:reference-format="text" text:ref-name="basic_copy_code">1</text:reference-ref> shows a rudimentary program that reads integers from a file named <text:span text:style-name="T1">list</text:span><text:span text:style-name="T1"><text:variable-get text:name="chapter" office:value-type="float" style:data-style-name="N106">13</text:variable-get></text:span><text:span text:style-name="T1">0</text:span><text:span text:style-name="T1"><text:reference-ref text:reference-format="text" text:ref-name="basic_copy_code">1</text:reference-ref></text:span><text:span text:style-name="T1">.txt</text:span> and writes them, one per line, to the standard output stream. If the program cannot open the file, it prints an error message.</text:p>
      <text:p text:style-name="Code_20_Caption">Listing <text:variable-get text:name="chapter" office:value-type="float" style:data-style-name="N0">13</text:variable-get>-<text:reference-mark-start text:name="basic_copy_code"/><text:sequence text:ref-name="refText0" text:name="Text" text:formula="ooow:Text+1" style:num-format="1">1</text:sequence><text:reference-mark-end text:name="basic_copy_code"/>. Copying integers from a file to standard output</text:p>
      <text:p text:style-name="Code_20_First">#include &lt;cstdio&gt;</text:p>
      <text:p text:style-name="Code">#include &lt;fstream&gt;</text:p>
      <text:p text:style-name="Code">#include &lt;iostream&gt;</text:p>
      <text:p text:style-name="Code">#include &lt;istream&gt;</text:p>
      <text:p text:style-name="Code">#include &lt;ostream&gt;</text:p>
      <text:p text:style-name="Code"/>
      <text:p text:style-name="Code">int main()</text:p>
      <text:p text:style-name="Code">{</text:p>
      <text:p text:style-name="Code"><text:s text:c="2"/>std::ifstream in("<text:span text:style-name="T2">list</text:span><text:span text:style-name="T2"><text:variable-get text:name="chapter" office:value-type="float" style:data-style-name="N106">13</text:variable-get></text:span><text:span text:style-name="T2">0</text:span><text:span text:style-name="T2"><text:reference-ref text:reference-format="text" text:ref-name="basic_copy_code">1</text:reference-ref></text:span><text:span text:style-name="T2">.txt");</text:span></text:p>
      <text:p text:style-name="P1"><text:s text:c="2"/>if (not in)</text:p>
      <text:p text:style-name="P1"><text:s text:c="4"/>std::perror("list<text:variable-get text:name="chapter" office:value-type="float" style:data-style-name="N106">13</text:variable-get>0<text:reference-ref text:reference-format="text" text:ref-name="basic_copy_code">1</text:reference-ref>.txt");</text:p>
      <text:p text:style-name="P1"><text:s text:c="2"/>else</text:p>
      <text:p text:style-name="P1"><text:s text:c="2"/>{</text:p>
      <text:p text:style-name="Code"><text:s text:c="4"/>int x(0);</text:p>
      <text:p text:style-name="Code"><text:s text:c="4"/>while (in &gt;&gt; x)</text:p>
      <text:p text:style-name="Code"><text:s text:c="6"/>std::cout &lt;&lt; x &lt;&lt; '\n';<text:hidden-text text:condition="ooow:comment == 1" text:string-value="This is a small issue but I would encourage either the use of braces or placing the while ... on a single line." text:is-hidden="true">This is a small issue but I would encourage either the use of braces or placing the while ... on a single line.</text:hidden-text><text:change-start text:change-id="ct1243970408"/><text:hidden-text text:condition="ooow:" text:string-value="[RL]The issue of using curly braces when they are not needed is a hot one. I prefer to omit the clutter." text:is-hidden="true"/><text:change-end text:change-id="ct1243970408"/></text:p>
      <text:p text:style-name="Code"><text:s text:c="4"/>in.close();</text:p>
      <text:p text:style-name="Code"><text:s text:c="2"/>}</text:p>
      <text:p text:style-name="Code_20_Last">}</text:p>
      <text:p text:style-name="Body_20_Text_20_Cont">The <text:span text:style-name="Code_20_Inline">&lt;fstream&gt;</text:span> header declares <text:span text:style-name="Code_20_Inline">ifstream</text:span>, which is the type you use to read from a file. To open a file, simply name the file in <text:span text:style-name="Code_20_Inline">ifstream</text:span>’s initializer. If the file cannot be opened, the <text:span text:style-name="Code_20_Inline">ifstream</text:span> object is left in an error state, which you can test in an <text:span text:style-name="Code_20_Inline">if</text:span> statement. When you are done reading from the file, call the <text:span text:style-name="Code_20_Inline">close()</text:span> member function. After closing the stream, you cannot read from it any more.</text:p>
      <text:p text:style-name="Body_20_Text">Once the file is open, read from it the same way you read from <text:span text:style-name="Code_20_Inline">std::cin</text:span>. All the input operators that are declared in <text:span text:style-name="Code_20_Inline">&lt;istream&gt;</text:span> work equally well for an <text:span text:style-name="Code_20_Inline">ifstream</text:span> as they do for <text:span text:style-name="Code_20_Inline">std::cin</text:span>.</text:p>
      <text:p text:style-name="Body_20_Text">The <text:span text:style-name="Code_20_Inline">std::perror</text:span> (declared in <text:span text:style-name="Code_20_Inline">&lt;cstdio&gt;</text:span>) function prints an error message. If the file cannot be opened, the exact reason is saved in a global variable, and <text:span text:style-name="Code_20_Inline">perror</text:span> uses that variable to decide which message to print. It also prints its argument. <text:span text:style-name="T3">Run the program when you know the input file does not exist. What message does the program display?</text:span></text:p>
      <text:p text:style-name="Body_20_Text_20_First">~LLL</text:p>
      <text:p text:style-name="Body_20_Text_20_Cont">If you can, create the input file and then change the protection on the file so you can no longer read it. Run the program. <text:span text:style-name="T3">What message do you get this time?</text:span></text:p>
      <text:p text:style-name="Body_20_Text_20_First">~LLL</text:p>
      <text:p text:style-name="Heading_20_1">Writing Files</text:p>
      <text:p text:style-name="Body_20_Text_20_First">As you have probably guessed, to write to a file, you de<text:change text:change-id="ct1243968952"/><text:change-start text:change-id="ct1243971080"/>fin<text:change-end text:change-id="ct1243971080"/>e an <text:span text:style-name="Code_20_Inline">ofstream</text:span> object. To open the file, simply name the file in the variable’s initializer. If the file does not exist, it will be created. If the file does exist, its old contents are discarded, in preparation for writing new contents. If the file cannot be opened, the <text:span text:style-name="Code_20_Inline">ofstream</text:span> object is left in an error state, so remember to test it before you try to use it. Use an <text:span text:style-name="Code_20_Inline">ofstream</text:span> object the same way you use <text:span text:style-name="Code_20_Inline">std::cout</text:span>.</text:p>
      <text:p text:style-name="Body_20_Text"><text:span text:style-name="T3">Modify Listing </text:span><text:span text:style-name="T3"><text:variable-get text:name="chapter" office:value-type="float" style:data-style-name="N0">13</text:variable-get></text:span><text:span text:style-name="T3">-</text:span><text:span text:style-name="T3"><text:reference-ref text:reference-format="text" text:ref-name="basic_copy_code">1</text:reference-ref></text:span><text:span text:style-name="T3"> to write the numbers to a named file.</text:span> This time, name the input file <text:span text:style-name="T1">list</text:span><text:span text:style-name="T1"><text:variable-get text:name="chapter" office:value-type="float" style:data-style-name="N106">13</text:variable-get></text:span><text:span text:style-name="T1">0</text:span><text:span text:style-name="T1"><text:reference-ref text:reference-format="text" text:ref-name="copy_ints_code">2</text:reference-ref></text:span><text:span text:style-name="T1">.in</text:span> and name the output file <text:span text:style-name="T1">list</text:span><text:span text:style-name="T1"><text:variable-get text:name="chapter" office:value-type="float" style:data-style-name="N106">13</text:variable-get></text:span><text:span text:style-name="T1">0</text:span><text:span text:style-name="T1"><text:reference-ref text:reference-format="text" text:ref-name="copy_ints_code">2</text:reference-ref></text:span><text:span text:style-name="T1">.out</text:span>. Compare your solution with mine in Listing <text:variable-get text:name="chapter" office:value-type="float" style:data-style-name="N0">13</text:variable-get>-<text:span text:style-name="T2"><text:reference-ref text:reference-format="text" text:ref-name="copy_ints_code">2</text:reference-ref></text:span>.</text:p>
      <text:p text:style-name="Code_20_Caption">Listing <text:variable-get text:name="chapter" office:value-type="float" style:data-style-name="N0">13</text:variable-get>-<text:reference-mark-start text:name="copy_ints_code"/><text:sequence text:ref-name="refText1" text:name="Text" text:formula="ooow:Text+1" style:num-format="1">2</text:sequence><text:reference-mark-end text:name="copy_ints_code"/>. Copying integers from a named file to a named file</text:p>
      <text:p text:style-name="Code_20_First">#include &lt;cstdio&gt;</text:p>
      <text:p text:style-name="Code">#include &lt;fstream&gt;</text:p>
      <text:p text:style-name="Code">#include &lt;istream&gt;</text:p>
      <text:p text:style-name="Code">#include &lt;ostream&gt;</text:p>
      <text:p text:style-name="Code"/>
      <text:p text:style-name="Code">int main()</text:p>
      <text:p text:style-name="Code">{</text:p>
      <text:p text:style-name="Code"><text:s text:c="2"/>std::ifstream in("<text:span text:style-name="T2">list</text:span><text:span text:style-name="T2"><text:variable-get text:name="chapter" office:value-type="float" style:data-style-name="N106">13</text:variable-get></text:span><text:span text:style-name="T2">0</text:span><text:span text:style-name="T2"><text:reference-ref text:reference-format="text" text:ref-name="copy_ints_code">2</text:reference-ref></text:span><text:span text:style-name="T2">.in");</text:span></text:p>
      <text:p text:style-name="P1"><text:s text:c="2"/>if (not in)</text:p>
      <text:p text:style-name="P1"><text:s text:c="4"/>std::perror("list<text:variable-get text:name="chapter" office:value-type="float" style:data-style-name="N106">13</text:variable-get>0<text:reference-ref text:reference-format="text" text:ref-name="copy_ints_code">2</text:reference-ref>.in");</text:p>
      <text:p text:style-name="P1"><text:s text:c="2"/>else</text:p>
      <text:p text:style-name="P1"><text:s text:c="2"/>{</text:p>
      <text:p text:style-name="P1"><text:s text:c="4"/>std::ofstream out("list<text:variable-get text:name="chapter" office:value-type="float" style:data-style-name="N106">13</text:variable-get>0<text:reference-ref text:reference-format="text" text:ref-name="copy_ints_code">2</text:reference-ref>.out");</text:p>
      <text:p text:style-name="P1"><text:s text:c="4"/>if (not out)</text:p>
      <text:p text:style-name="P1"><text:s text:c="6"/>std::perror("list<text:variable-get text:name="chapter" office:value-type="float" style:data-style-name="N106">13</text:variable-get>0<text:reference-ref text:reference-format="text" text:ref-name="copy_ints_code">2</text:reference-ref>.out");</text:p>
      <text:p text:style-name="P1"><text:s text:c="4"/>else</text:p>
      <text:p text:style-name="P1"><text:s text:c="4"/>{</text:p>
      <text:p text:style-name="Code"><text:s text:c="6"/>int x(0);</text:p>
      <text:p text:style-name="Code"><text:s text:c="6"/>while (in &gt;&gt; x)</text:p>
      <text:p text:style-name="Code"><text:s text:c="8"/>out &lt;&lt; x &lt;&lt; '\n';</text:p>
      <text:p text:style-name="Code"><text:s text:c="6"/>out.close();</text:p>
      <text:p text:style-name="Code"><text:s text:c="6"/>in.close();</text:p>
      <text:p text:style-name="Code"><text:s text:c="4"/>}</text:p>
      <text:p text:style-name="Code"><text:s text:c="2"/>}</text:p>
      <text:p text:style-name="Code_20_Last">}</text:p>
      <text:p text:style-name="Body_20_Text_20_Cont">Notice that my program no longer includes <text:span text:style-name="Code_20_Inline">&lt;iostream&gt;</text:span>. Remember that <text:span text:style-name="Code_20_Inline">&lt;iostream&gt;</text:span> declares the names <text:span text:style-name="Code_20_Inline">std::cin</text:span> and <text:span text:style-name="Code_20_Inline">std::cout</text:span>, and Listing <text:variable-get text:name="chapter" office:value-type="float" style:data-style-name="N0">13</text:variable-get>-<text:span text:style-name="T2"><text:reference-ref text:reference-format="text" text:ref-name="copy_ints_code">2</text:reference-ref></text:span><text:span text:style-name="T2"> doesn’t use these names, so it doesn’t need the header. It still needs </text:span><text:span text:style-name="T4">&lt;istream&gt;</text:span><text:span text:style-name="T2"> for the </text:span><text:span text:style-name="T4">&gt;&gt;</text:span><text:span text:style-name="T2"> operator and </text:span><text:span text:style-name="T4">&lt;ostream&gt;</text:span><text:span text:style-name="T2"> for the </text:span><text:span text:style-name="T4">&lt;&lt;</text:span><text:span text:style-name="T2"> operator. The </text:span><text:span text:style-name="T4">ofstream</text:span><text:span text:style-name="T2"> type is declared in </text:span><text:span text:style-name="T4">&lt;fstream&gt;</text:span><text:span text:style-name="T2">.</text:span></text:p>
      <text:p text:style-name="Body_20_Text">The program opens the input file first. If that succeeds, it opens the output file. If the order were reversed, the program might create the output file, then fail to open the input file, and the result would be a wasted, empty file. Always open input files first.</text:p>
      <text:p text:style-name="Body_20_Text">Also notice that the program does not close the input file if it cannot open the output file. Don’t worry, it closes the input file just fine. When <text:span text:style-name="Code_20_Inline">in</text:span> is destroyed at the end of <text:span text:style-name="Code_20_Inline">main</text:span>, the file is automatically closed.</text:p>
      <text:p text:style-name="Body_20_Text">I know what you’re thinking: “If <text:span text:style-name="Code_20_Inline">in</text:span> is automatically closed, why call <text:span text:style-name="Code_20_Inline">close</text:span> at all? Why not let <text:change text:change-id="ct1233381692"/><text:s/><text:span text:style-name="Code_20_Inline">in</text:span> close automatically in all cases?” For an input file, that’s actually okay. Feel free to delete the <text:span text:style-name="Code_20_Inline">in.close();</text:span> statement from the program. For an output file, however, doing so is unwise.</text:p>
      <text:p text:style-name="Body_20_Text">Some output errors do not arise until the file is closed, and the operating system flushes all its internal buffers and does all the other clean up it needs to do when closing a file. Thus, an output stream object might not receive an error from the operating system until you call <text:span text:style-name="Code_20_Inline">close()</text:span>. Later in the book, you will learn how to detect and handle these errors. For now, get in the habit of calling <text:span text:style-name="Code_20_Inline">close()</text:span> explicitly for output files. When it comes time to add the error-checking, you will have a place where you can add it.</text:p>
      <text:p text:style-name="Body_20_Text">Try running the program in Listing <text:variable-get text:name="chapter" office:value-type="float" style:data-style-name="N0">13</text:variable-get>-<text:span text:style-name="T2"><text:reference-ref text:reference-format="text" text:ref-name="copy_ints_code">2</text:reference-ref></text:span><text:span text:style-name="T2"> in various error scenarios. Create the output file, </text:span><text:span text:style-name="T1">list</text:span><text:span text:style-name="T1"><text:variable-get text:name="chapter" office:value-type="float" style:data-style-name="N106">13</text:variable-get></text:span><text:span text:style-name="T1">0</text:span><text:span text:style-name="T1"><text:reference-ref text:reference-format="text" text:ref-name="copy_ints_code">2</text:reference-ref></text:span><text:span text:style-name="T1">.out</text:span><text:span text:style-name="T2">, and then use the operating system to mark the file as read-only. </text:span><text:span text:style-name="T5">What happens?</text:span></text:p>
      <text:p text:style-name="Body_20_Text_20_First">~LLL</text:p>
      <text:p text:style-name="Body_20_Text_20_Cont">If you noticed that the program does not check whether the output operations succeed, congratulations for having sharp eyes! <text:change-start text:change-id="ct1233381468"/>C++ offers a few different ways to check for output errors, but they all have drawbacks. The easiest is to test whether the output stream is in an error state. You can check after ev<text:change-end text:change-id="ct1233381468"/><text:change-start text:change-id="ct1233381580"/>ery output operation. That approach is cumbersome, however, and few people write code that way. Another way lets the stream check for an error condition after ev<text:change-end text:change-id="ct1233381580"/><text:change-start text:change-id="ct1233382924"/>ery operation, and inform your program with an exception. You’ll learn about this technique in Exploration 43. <text:change-end text:change-id="ct1233382924"/><text:change-start text:change-id="ct1233383036"/>A frighteningly common technique is to ignore output errors altogether. As a compromise, I recommend testing for errors after calling <text:span text:style-name="Code_20_Inline">close()</text:span><text:change-end text:change-id="ct1233383036"/><text:change-start text:change-id="ct1233381244"/>.<text:change-end text:change-id="ct1233381244"/><text:change text:change-id="ct1233382700"/><text:hidden-text text:condition="ooow:comment == 1" text:string-value="the problem with this is that you now have a line of code that is extra-ordinarily difficult for the novice to devise a test. In addition, as an exception will be generated and not caught the program will terminate with a possibly scary error message. Note that it only terminates the program because there is an unhandled exception, the termination is not inherent in the code but the result of incomplete code." text:is-hidden="true">the problem with this is that you now have a line of code that is extra-ordinarily difficult for the novice to devise a test. In addition, as an exception will be generated and not caught the program will terminate with a possibly scary error message. Note that it only terminates the program because there is an unhandled exception, the termination is not inherent in the code but the result of incomplete code.</text:hidden-text><text:change text:change-id="ct1233382812"/>.<text:change text:change-id="ct1233383260"/> Listing <text:variable-get text:name="chapter" office:value-type="float" style:data-style-name="N0">13</text:variable-get>-<text:reference-ref text:reference-format="text" text:ref-name="final_code">3</text:reference-ref> shows the final version of the program.</text:p>
      <text:p text:style-name="Code_20_Caption">Listing <text:variable-get text:name="chapter" office:value-type="float" style:data-style-name="N0">13</text:variable-get>-<text:reference-mark-start text:name="final_code"/><text:sequence text:ref-name="refText2" text:name="Text" text:formula="ooow:Text+1" style:num-format="1">3</text:sequence><text:reference-mark-end text:name="final_code"/>. Copying integers, with minimal error-checking</text:p>
      <text:p text:style-name="Code_20_First">#include &lt;cstdio&gt;</text:p>
      <text:p text:style-name="Code">#include &lt;fstream&gt;</text:p>
      <text:p text:style-name="Code">#include &lt;istream&gt;</text:p>
      <text:p text:style-name="Code">#include &lt;ostream&gt;</text:p>
      <text:p text:style-name="Code"/>
      <text:p text:style-name="Code">int main()</text:p>
      <text:p text:style-name="Code">{</text:p>
      <text:p text:style-name="Code"><text:s text:c="2"/>std::ifstream in("<text:span text:style-name="T2">list</text:span><text:span text:style-name="T2"><text:variable-get text:name="chapter" office:value-type="float" style:data-style-name="N106">13</text:variable-get></text:span><text:span text:style-name="T2">0</text:span><text:span text:style-name="T2"><text:reference-ref text:reference-format="text" text:ref-name="copy_ints_code">2</text:reference-ref></text:span><text:span text:style-name="T2">.in");</text:span></text:p>
      <text:p text:style-name="P1"><text:s text:c="2"/>if (not in)</text:p>
      <text:p text:style-name="P1"><text:s text:c="4"/>std::perror("list<text:variable-get text:name="chapter" office:value-type="float" style:data-style-name="N106">13</text:variable-get>0<text:reference-ref text:reference-format="text" text:ref-name="copy_ints_code">2</text:reference-ref>.in");</text:p>
      <text:p text:style-name="P1"><text:s text:c="2"/>else</text:p>
      <text:p text:style-name="P1"><text:s text:c="2"/>{</text:p>
      <text:p text:style-name="P1"><text:s text:c="4"/>std::ofstream out("list<text:variable-get text:name="chapter" office:value-type="float" style:data-style-name="N106">13</text:variable-get>0<text:reference-ref text:reference-format="text" text:ref-name="copy_ints_code">2</text:reference-ref>.out");</text:p>
      <text:p text:style-name="P1"><text:s text:c="4"/>if (not out)</text:p>
      <text:p text:style-name="P1"><text:s text:c="6"/>std::perror("list<text:variable-get text:name="chapter" office:value-type="float" style:data-style-name="N106">13</text:variable-get>0<text:reference-ref text:reference-format="text" text:ref-name="copy_ints_code">2</text:reference-ref>.out");</text:p>
      <text:p text:style-name="P1"><text:s text:c="4"/>else</text:p>
      <text:p text:style-name="P1"><text:s text:c="4"/>{</text:p>
      <text:p text:style-name="Code"><text:change text:change-id="ct1241307136"/><text:s text:c="6"/>int x(0);</text:p>
      <text:p text:style-name="Code"><text:s text:c="6"/>while (in &gt;&gt; x)</text:p>
      <text:p text:style-name="Code"><text:s text:c="8"/>out &lt;&lt; x &lt;&lt; '\n';</text:p>
      <text:p text:style-name="Code"><text:s text:c="6"/>out.close();</text:p>
      <text:p text:style-name="P1"><text:change-start text:change-id="ct1241305232"/><text:s text:c="6"/>if (not out)</text:p>
      <text:p text:style-name="P1"><text:s text:c="8"/>std::perror("list<text:variable-get text:name="chapter" office:value-type="float" style:data-style-name="N106">13</text:variable-get>0<text:reference-ref text:reference-format="text" text:ref-name="copy_ints_code">2</text:reference-ref>.out");</text:p>
      <text:p text:style-name="Code"><text:change-end text:change-id="ct1241305232"/><text:s text:c="4"/>}</text:p>
      <text:p text:style-name="Code"><text:s text:c="2"/>}</text:p>
      <text:p text:style-name="Code_20_Last">}</text:p>
      <text:p text:style-name="Body_20_Text_20_Cont"><text:change text:change-id="ct1241305120"/><text:change-start text:change-id="ct1241305344"/>B<text:change-end text:change-id="ct1241305344"/>asic I/O is not difficult, but it can quickly become a morass of gooey, complicated code when you start to throw in sophisticated error-handling, international issues, binary I/O, and so on. Later explorations will introduce most of these topics, but only when the time is ripe. For now, however, go back to old programs and practice modifying them to read and write named files instead of the standard input and output streams. The examples in the book will continue to use the standard I/O streams, for the sake of brevity if for no other reason. If your IDE interferes with redirecting the standard I/O streams, or if you just prefer named files, you now know how to change the examples to meet your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3 - Introduction to File I/O</dc:title>
    <dc:subject>Exploring C++</dc:subject>
    <meta:initial-creator>Ray Lischner</meta:initial-creator>
    <meta:creation-date>2006-03-30T10:01:31</meta:creation-date>
    <dc:creator>Ray Lischner</dc:creator>
    <dc:date>2006-09-20T15:01:07</dc:date>
    <dc:language>en-US</dc:language>
    <meta:editing-cycles>31</meta:editing-cycles>
    <meta:editing-duration>PT3H31M26S</meta:editing-duration>
    <meta:user-defined meta:name="codex-configfile">apress-cpp-dox.xml</meta:user-defined>
    <meta:user-defined meta:name="codex-chapter-number">13</meta:user-defined>
    <meta:user-defined meta:name="codex-doxygen"/>
    <meta:user-defined meta:name="Info 4"/>
    <meta:document-statistic meta:table-count="0" meta:image-count="0" meta:object-count="0" meta:page-count="4" meta:paragraph-count="102" meta:word-count="1390" meta:character-count="8095"/>
  </office:meta>
</office:document-meta>
</file>